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Courier" svg:font-family="Courier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1" svg:font-family="Courier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style:font-name="Courier" style:font-name-asian="Courier1" style:font-name-complex="Courier1"/>
    </style:style>
    <style:style style:name="P3" style:family="paragraph" style:parent-style-name="Standard">
      <style:paragraph-properties fo:margin-top="0.1563in" fo:margin-bottom="0.1563in" loext:contextual-spacing="false" fo:line-height="100%"/>
    </style:style>
    <style:style style:name="P4" style:family="paragraph" style:parent-style-name="Standard" style:master-page-name="Standard">
      <style:paragraph-properties fo:margin-top="0.1563in" fo:margin-bottom="0.1563in" loext:contextual-spacing="false" fo:line-height="100%" style:page-number="1"/>
    </style:style>
    <style:style style:name="P5" style:family="paragraph" style:parent-style-name="Standard" style:list-style-name="WWNum3">
      <style:paragraph-properties fo:margin-left="0.4165in" fo:margin-right="0in" fo:text-indent="-0.25in" style:auto-text-indent="false"/>
    </style:style>
    <style:style style:name="P6" style:family="paragraph" style:parent-style-name="Standard" style:list-style-name="WWNum9">
      <style:paragraph-properties fo:margin-left="0.4165in" fo:margin-right="0in" fo:text-indent="-0.25in" style:auto-text-indent="false"/>
    </style:style>
    <style:style style:name="P7" style:family="paragraph" style:parent-style-name="Standard" style:list-style-name="WWNum1">
      <style:paragraph-properties fo:margin-left="0.4165in" fo:margin-right="0in" fo:text-indent="-0.25in" style:auto-text-indent="false"/>
    </style:style>
    <style:style style:name="P8" style:family="paragraph" style:parent-style-name="Standard" style:list-style-name="WWNum4">
      <style:paragraph-properties fo:margin-left="0.4165in" fo:margin-right="0in" fo:text-indent="-0.25in" style:auto-text-indent="false"/>
    </style:style>
    <style:style style:name="P9" style:family="paragraph" style:parent-style-name="Standard" style:list-style-name="WWNum6">
      <style:paragraph-properties fo:margin-left="0.4165in" fo:margin-right="0in" fo:text-indent="-0.25in" style:auto-text-indent="false"/>
    </style:style>
    <style:style style:name="P10" style:family="paragraph" style:parent-style-name="Standard" style:list-style-name="WWNum2">
      <style:paragraph-properties fo:margin-left="0.4165in" fo:margin-right="0in" fo:text-indent="-0.25in" style:auto-text-indent="false"/>
    </style:style>
    <style:style style:name="P11" style:family="paragraph" style:parent-style-name="Standard" style:list-style-name="WWNum5">
      <style:paragraph-properties fo:margin-left="0.4165in" fo:margin-right="0in" fo:text-indent="-0.25in" style:auto-text-indent="false"/>
    </style:style>
    <style:style style:name="P12" style:family="paragraph" style:parent-style-name="Standard" style:list-style-name="WWNum7">
      <style:paragraph-properties fo:margin-left="0.4165in" fo:margin-right="0in" fo:text-indent="-0.25in" style:auto-text-indent="false"/>
    </style:style>
    <style:style style:name="P13" style:family="paragraph" style:parent-style-name="Standard" style:list-style-name="WWNum8">
      <style:paragraph-properties fo:margin-left="0.4165in" fo:margin-right="0in" fo:text-indent="-0.25in" style:auto-text-indent="false"/>
    </style:style>
    <style:style style:name="P14" style:family="paragraph" style:parent-style-name="Standard" style:list-style-name="WWNum10">
      <style:paragraph-properties fo:margin-left="0.4165in" fo:margin-right="0in" fo:text-indent="-0.25in" style:auto-text-indent="false"/>
    </style:style>
    <style:style style:name="P15" style:family="paragraph" style:parent-style-name="Standard">
      <style:paragraph-properties fo:margin-left="0in" fo:margin-right="0in" fo:text-indent="0in" style:auto-text-indent="false"/>
    </style:style>
    <style:style style:name="P16" style:family="paragraph" style:parent-style-name="Standard">
      <style:paragraph-properties fo:padding="0in" fo:border="non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Courier" style:font-name-asian="Courier1" style:font-name-complex="Courier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imeiramente crie, no diretório de “Projetos” o projeto “rotas”</text:p>
      <text:p text:style-name="P3">cd Projetos</text:p>
      <text:p text:style-name="P3">django.admin startproject rotas</text:p>
      <text:p text:style-name="P3">Depois acesse a pasta do projeto</text:p>
      <text:p text:style-name="P3">cd rotas</text:p>
      <text:p text:style-name="P3">Ainda no cmd abra o Visual Studio Code com o projeto</text:p>
      <text:p text:style-name="P3">code .</text:p>
      <text:p text:style-name="P3">E após isso digite no cmd</text:p>
      <text:p text:style-name="P3">python3 manage.py runserver 8080</text:p>
      <text:p text:style-name="P3">Após isso, na pasta raiz de “rotas” crie a pasta chamada “templates”</text:p>
      <text:p text:style-name="P1"/>
      <text:p text:style-name="P1"/>
      <text:p text:style-name="Standard"><text:span text:style-name="T1">1.3 Configurando o Template:</text:span></text:p>
      <text:list xml:id="list398250979" text:style-name="WWNum3">
        <text:list-item>
          <text:p text:style-name="P5">Crie um arquivo template.html dentro do diretório templates.</text:p>
        </text:list-item>
        <text:list-item>
          <text:p text:style-name="P5">Adicione o seguinte conteúdo ao arquivo template.html:</text:p>
        </text:list-item>
      </text:list>
      <text:p text:style-name="Standard"/>
      <text:p text:style-name="Standard">HTML</text:p>
      <text:p text:style-name="Standard"/>
      <text:p text:style-name="Standard"><text:span text:style-name="T2">&lt;!DOCTYPE html&gt;<text:line-break/>&lt;html&gt;<text:line-break/>&lt;head&gt;<text:line-break/> <text:s text:c="3"/>&lt;title&gt;Teste 1&lt;/title&gt;<text:line-break/>&lt;/head&gt;<text:line-break/>&lt;body&gt;<text:line-break/> <text:s text:c="3"/>&lt;h1&gt;{{ mensagem }}&lt;/h1&gt;<text:line-break/>&lt;/body&gt;<text:line-break/>&lt;/html&gt;<text:line-break/></text:span></text:p>
      <text:p text:style-name="P2"/>
      <text:p text:style-name="Standard"><text:soft-page-break/><text:span text:style-name="T2">Antes de configurar as rotas faça o seguinte:<text:line-break/></text:span></text:p>
      <text:p text:style-name="Standard"><text:span text:style-name="T2">Vá até o arquivos “settings.py” até encontrar esta parte do código<text:line-break/></text:span></text:p>
      <text:p text:style-name="P2"/>
      <text:p text:style-name="Standard"><text:span text:style-name="T2">TEMPLATES = [</text:span></text:p>
      <text:p text:style-name="Standard"><text:span text:style-name="T2"><text:s text:c="4"/>{</text:span></text:p>
      <text:p text:style-name="Standard"><text:span text:style-name="T2"><text:s text:c="8"/>'BACKEND': 'django.template.backends.django.DjangoTemplates',</text:span></text:p>
      <text:p text:style-name="Standard"><text:span text:style-name="T2"><text:s text:c="8"/>'DIRS': [],</text:span></text:p>
      <text:p text:style-name="Standard"><text:span text:style-name="T2"><text:s text:c="8"/>'APP_DIRS': True,</text:span></text:p>
      <text:p text:style-name="Standard"><text:span text:style-name="T2"><text:s text:c="8"/>'OPTIONS': {</text:span></text:p>
      <text:p text:style-name="Standard"><text:span text:style-name="T2"><text:s text:c="12"/>'context_processors': [</text:span></text:p>
      <text:p text:style-name="Standard"><text:span text:style-name="T2"><text:s text:c="16"/>'django.template.context_processors.debug',</text:span></text:p>
      <text:p text:style-name="Standard"><text:span text:style-name="T2"><text:s text:c="16"/>'django.template.context_processors.request',</text:span></text:p>
      <text:p text:style-name="Standard"><text:span text:style-name="T2"><text:s text:c="16"/>'django.contrib.auth.context_processors.auth',</text:span></text:p>
      <text:p text:style-name="Standard"><text:span text:style-name="T2"><text:s text:c="16"/>'django.contrib.messages.context_processors.messages',</text:span></text:p>
      <text:p text:style-name="Standard"><text:span text:style-name="T2"><text:s text:c="12"/>],</text:span></text:p>
      <text:p text:style-name="Standard"><text:span text:style-name="T2"><text:s text:c="8"/>},</text:span></text:p>
      <text:p text:style-name="Standard"><text:span text:style-name="T2"><text:s text:c="4"/>},</text:span></text:p>
      <text:p text:style-name="Standard"><text:span text:style-name="T2">]</text:span></text:p>
      <text:p text:style-name="P2"/>
      <text:p text:style-name="Standard"><text:span text:style-name="T2">Onde está “ ‘DIRS’: [],” você irá colocar preencher os colchetes e deverá ficar assim:<text:line-break/><text:line-break/>TEMPLATES = [</text:span></text:p>
      <text:p text:style-name="Standard"><text:span text:style-name="T2"><text:s text:c="4"/>{</text:span></text:p>
      <text:p text:style-name="Standard"><text:soft-page-break/><text:span text:style-name="T2"><text:s text:c="8"/>'BACKEND': 'django.template.backends.django.DjangoTemplates',</text:span></text:p>
      <text:p text:style-name="Standard"><text:span text:style-name="T2"><text:s text:c="8"/>'DIRS': [BASE_DIR / 'templates'],</text:span></text:p>
      <text:p text:style-name="Standard"><text:span text:style-name="T2"><text:s text:c="8"/>'APP_DIRS': True,</text:span></text:p>
      <text:p text:style-name="Standard"><text:span text:style-name="T2"><text:s text:c="8"/>'OPTIONS': {</text:span></text:p>
      <text:p text:style-name="Standard"><text:span text:style-name="T2"><text:s text:c="12"/>'context_processors': [</text:span></text:p>
      <text:p text:style-name="Standard"><text:span text:style-name="T2"><text:s text:c="16"/>'django.template.context_processors.debug',</text:span></text:p>
      <text:p text:style-name="Standard"><text:span text:style-name="T2"><text:s text:c="16"/>'django.template.context_processors.request',</text:span></text:p>
      <text:p text:style-name="Standard"><text:span text:style-name="T2"><text:s text:c="16"/>'django.contrib.auth.context_processors.auth',</text:span></text:p>
      <text:p text:style-name="Standard"><text:span text:style-name="T2"><text:s text:c="16"/>'django.contrib.messages.context_processors.messages',</text:span></text:p>
      <text:p text:style-name="Standard"><text:span text:style-name="T2"><text:s text:c="12"/>],</text:span></text:p>
      <text:p text:style-name="Standard"><text:span text:style-name="T2"><text:s text:c="8"/>},</text:span></text:p>
      <text:p text:style-name="Standard"><text:span text:style-name="T2"><text:s text:c="4"/>},</text:span></text:p>
      <text:p text:style-name="Standard"><text:span text:style-name="T2">]</text:span></text:p>
      <text:p text:style-name="P2"/>
      <text:p text:style-name="Standard"><text:span text:style-name="T2">após isso configure as rotas</text:span></text:p>
      <text:p text:style-name="P2"/>
      <text:p text:style-name="P2"/>
      <text:p text:style-name="Standard"><text:span text:style-name="T1">1. Teste 1: Rota Simples</text:span></text:p>
      <text:p text:style-name="Standard"><text:span text:style-name="T1">1.1 Configurando a URL:</text:span></text:p>
      <text:list xml:id="list3179691792" text:style-name="WWNum9">
        <text:list-item>
          <text:p text:style-name="P6">Abra o arquivo urls.py do seu projeto.</text:p>
        </text:list-item>
        <text:list-item>
          <text:p text:style-name="P6">Adicione a seguinte linha dentro da função urlpatterns:</text:p>
        </text:list-item>
      </text:list>
      <text:p text:style-name="Standard"><text:soft-page-break/></text:p>
      <text:p text:style-name="Standard">Python</text:p>
      <text:p text:style-name="Standard"/>
      <text:p text:style-name="Standard"><text:span text:style-name="T2">from rotas.views import teste1<text:line-break/><text:line-break/>urlpatterns = [<text:line-break/> <text:s text:c="3"/>path('teste1/', teste1, name='rota_teste1'),<text:line-break/>]<text:line-break/></text:span></text:p>
      <text:p text:style-name="Standard"><text:span text:style-name="T1">1.2 Implementando a Função de Visualização:</text:span></text:p>
      <text:list xml:id="list1542748587" text:style-name="WWNum1">
        <text:list-item>
          <text:p text:style-name="P7">Crie um arquivo views.py no seu projeto (se não existir).</text:p>
        </text:list-item>
        <text:list-item>
          <text:p text:style-name="P7">Adicione a seguinte função ao arquivo views.py:</text:p>
        </text:list-item>
      </text:list>
      <text:p text:style-name="Standard"/>
      <text:p text:style-name="Standard">Python</text:p>
      <text:p text:style-name="Standard"/>
      <text:p text:style-name="Standard"><text:span text:style-name="T2">from django.shortcuts import render<text:line-break/><text:line-break/>def teste1(request):<text:line-break/> <text:s text:c="3"/>mensagem = "Teste 1: Rota executou com sucesso!"<text:line-break/> <text:s text:c="3"/>return render(request, 'template.html', {'mensagem': mensagem})<text:line-break/></text:span></text:p>
      <text:p text:style-name="P2"/>
      <text:p text:style-name="Standard"><text:span text:style-name="T1">1.4 Acessando a Rota:</text:span></text:p>
      <text:list xml:id="list2127698658" text:style-name="WWNum4">
        <text:list-item>
          <text:p text:style-name="P8">Abra um navegador web e acesse a URL: http://localhost:8080/teste1/</text:p>
        </text:list-item>
        <text:list-item>
          <text:p text:style-name="P8">Você verá a mensagem "Teste 1: Rota executou com sucesso!" na tela.</text:p>
        </text:list-item>
      </text:list>
      <text:p text:style-name="Heading_20_2">2. Teste 2: Usando Parâmetros na URL</text:p>
      <text:p text:style-name="Standard"><text:span text:style-name="T1">2.1 Configurando a URL:</text:span></text:p>
      <text:list xml:id="list930243033" text:style-name="WWNum6">
        <text:list-item>
          <text:p text:style-name="P9">Abra o arquivo urls.py do seu projeto.</text:p>
        </text:list-item>
        <text:list-item>
          <text:p text:style-name="P9">Substitua a linha da rota teste1 por:</text:p>
        </text:list-item>
      </text:list>
      <text:p text:style-name="Standard"/>
      <text:p text:style-name="Standard">Python</text:p>
      <text:p text:style-name="Standard"><text:soft-page-break/></text:p>
      <text:p text:style-name="Standard"><text:span text:style-name="T2">from rotas.views import teste1, teste2<text:line-break/><text:line-break/>urlpatterns = [</text:span></text:p>
      <text:p text:style-name="P15"><text:span text:style-name="T2"><text:s text:c="4"/>path('teste1/', teste1, name='rota_teste1'),</text:span></text:p>
      <text:p text:style-name="Standard"><text:span text:style-name="T2"><text:s text:c="4"/>path('teste2/&lt;int:parametro&gt;', teste2, name='rota_teste2'),<text:line-break/>]<text:line-break/></text:span></text:p>
      <text:p text:style-name="Standard"><text:span text:style-name="T1">2.2 Implementando a Função de Visualização:</text:span></text:p>
      <text:list xml:id="list1988501953" text:style-name="WWNum2">
        <text:list-item>
          <text:p text:style-name="P10">Modifique a função teste2 no arquivo views.py:</text:p>
        </text:list-item>
      </text:list>
      <text:p text:style-name="Standard"/>
      <text:p text:style-name="Standard">Python</text:p>
      <text:p text:style-name="Standard"/>
      <text:p text:style-name="Standard"><text:span text:style-name="T2">from django.shortcuts import render<text:line-break/><text:line-break/>def teste2(request, parametro):<text:line-break/> <text:s text:c="3"/>mensagem = f"Teste 2: Rota executou com sucesso recebendo o valor {parametro}!"<text:line-break/> <text:s text:c="3"/>return render(request, 'template.html', {'mensagem': mensagem})<text:line-break/></text:span></text:p>
      <text:p text:style-name="Standard"><text:span text:style-name="T1">2.3 Acessando a Rota com Parâmetro:</text:span></text:p>
      <text:list xml:id="list3545651301" text:style-name="WWNum5">
        <text:list-item>
          <text:p text:style-name="P11">Acesse a URL: http://localhost:8080/teste2/10</text:p>
        </text:list-item>
        <text:list-item>
          <text:p text:style-name="P11">Você verá a mensagem "Teste 2: Rota executou com sucesso recebendo o valor 10!" na tela.</text:p>
        </text:list-item>
      </text:list>
      <text:p text:style-name="Heading_20_2"><text:bookmark text:name="_wyq1b7vu7d37"/>3. Teste 3: Processando Valores na Query String</text:p>
      <text:p text:style-name="Standard"><text:span text:style-name="T1">3.1 Configurando a URL:</text:span></text:p>
      <text:list xml:id="list3069430592" text:style-name="WWNum7">
        <text:list-item>
          <text:p text:style-name="P12">Abra o arquivo urls.py do seu projeto.</text:p>
        </text:list-item>
        <text:list-item>
          <text:p text:style-name="P12">Substitua a linha da rota teste2 por:</text:p>
        </text:list-item>
      </text:list>
      <text:p text:style-name="Standard"/>
      <text:p text:style-name="Standard">Python</text:p>
      <text:p text:style-name="Standard"/>
      <text:p text:style-name="Standard"><text:span text:style-name="T2">from rotas.views import teste1, teste2, teste3<text:line-break/><text:line-break/>urlpatterns = [</text:span></text:p>
      <text:p text:style-name="Standard"><text:soft-page-break/><text:span text:style-name="T2"><text:s text:c="4"/>path('admin/', admin.site.urls),</text:span></text:p>
      <text:p text:style-name="Standard"><text:span text:style-name="T2"><text:s text:c="4"/>path('teste1/', teste1, name='rota_teste1'),</text:span></text:p>
      <text:p text:style-name="Standard"><text:span text:style-name="T2"><text:s text:c="4"/>path('teste2/&lt;int:parametro&gt;', teste2, name='rota_teste2'),</text:span></text:p>
      <text:p text:style-name="Standard"><text:span text:style-name="T2"><text:s text:c="4"/>path('teste3/', teste3, name='rota_teste3'),</text:span></text:p>
      <text:p text:style-name="Standard"><text:span text:style-name="T2">]<text:line-break/></text:span></text:p>
      <text:p text:style-name="Standard"><text:span text:style-name="T1">3.2 Implementando a Função de Visualização:</text:span></text:p>
      <text:list xml:id="list290700361" text:style-name="WWNum8">
        <text:list-item>
          <text:p text:style-name="P13">Modifique a função teste3 no arquivo views.py:</text:p>
        </text:list-item>
      </text:list>
      <text:p text:style-name="Standard"/>
      <text:p text:style-name="Standard">Python</text:p>
      <text:p text:style-name="Standard"/>
      <text:p text:style-name="Standard"><text:span text:style-name="T2">from django.shortcuts import render<text:line-break/>from django.http import QueryDict<text:line-break/><text:line-break/>def teste3(request):<text:line-break/> <text:s text:c="3"/># Extrai os valores da query string</text:span></text:p>
      <text:p text:style-name="Standard"><text:span text:style-name="T2"><text:s text:c="4"/>valor = request.GET.get('valor')</text:span></text:p>
      <text:p text:style-name="Standard"><text:span text:style-name="T2"><text:s text:c="4"/>quantidade = request.GET.get('quantidade')<text:line-break/><text:line-break/> <text:s text:c="3"/># Gera a mensagem com base nos valores extraídos<text:line-break/> <text:s text:c="3"/>if valor and quantidade:<text:line-break/> <text:s text:c="7"/>mensagem = f"Teste 3: Rota executou com sucesso recebendo o valor {valor} e quantidade {quantidade}!"<text:line-break/> <text:s text:c="3"/>else:<text:line-break/> <text:s text:c="7"/>mensagem = "Teste 3: Rota precisa de 'valor' e 'quantidade' na query string!"<text:line-break/><text:line-break/> <text:s text:c="3"/>return render(request, 'template.html', {'mensagem': mensagem})<text:line-break/></text:span></text:p>
      <text:p text:style-name="Standard"><text:span text:style-name="T1">3.3 Acessando a Rota com Query String:</text:span></text:p>
      <text:list xml:id="list2743874476" text:style-name="WWNum10">
        <text:list-item>
          <text:p text:style-name="P14">Acesse a URL: http://localhost:8080/teste3/?valor=10&amp;quantidade=5</text:p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Courier" svg:font-family="Courier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1" svg:font-family="Courier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1" style:display-name="ListLabel 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2" style:display-name="ListLabel 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3" style:display-name="ListLabel 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7" style:display-name="ListLabel 2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8" style:display-name="ListLabel 2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9" style:display-name="ListLabel 2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0" style:display-name="ListLabel 3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1" style:display-name="ListLabel 3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2" style:display-name="ListLabel 3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3" style:display-name="ListLabel 3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4" style:display-name="ListLabel 3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5" style:display-name="ListLabel 3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6" style:display-name="ListLabel 3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7" style:display-name="ListLabel 3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8" style:display-name="ListLabel 3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9" style:display-name="ListLabel 3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0" style:display-name="ListLabel 4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1" style:display-name="ListLabel 4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2" style:display-name="ListLabel 4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3" style:display-name="ListLabel 4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4" style:display-name="ListLabel 4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5" style:display-name="ListLabel 4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7" style:display-name="ListLabel 4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8" style:display-name="ListLabel 4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9" style:display-name="ListLabel 4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0" style:display-name="ListLabel 5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1" style:display-name="ListLabel 5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2" style:display-name="ListLabel 5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3" style:display-name="ListLabel 5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4" style:display-name="ListLabel 5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6" style:display-name="ListLabel 5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7" style:display-name="ListLabel 5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8" style:display-name="ListLabel 5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9" style:display-name="ListLabel 5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0" style:display-name="ListLabel 6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1" style:display-name="ListLabel 6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2" style:display-name="ListLabel 6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3" style:display-name="ListLabel 6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4" style:display-name="ListLabel 6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5" style:display-name="ListLabel 6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6" style:display-name="ListLabel 6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7" style:display-name="ListLabel 6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8" style:display-name="ListLabel 6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9" style:display-name="ListLabel 6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0" style:display-name="ListLabel 7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1" style:display-name="ListLabel 7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2" style:display-name="ListLabel 7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3" style:display-name="ListLabel 7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4" style:display-name="ListLabel 7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5" style:display-name="ListLabel 7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6" style:display-name="ListLabel 7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7" style:display-name="ListLabel 7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8" style:display-name="ListLabel 7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9" style:display-name="ListLabel 7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0" style:display-name="ListLabel 8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1" style:display-name="ListLabel 8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2" style:display-name="ListLabel 8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3" style:display-name="ListLabel 8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4" style:display-name="ListLabel 8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5" style:display-name="ListLabel 8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6" style:display-name="ListLabel 8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7" style:display-name="ListLabel 8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8" style:display-name="ListLabel 8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0" style:display-name="ListLabel 9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7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3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6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3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32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3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35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41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4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44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0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5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53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5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9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6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62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6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68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71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7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77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0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85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86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8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9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96" meta:word-count="544" meta:character-count="4520" meta:non-whitespace-character-count="3703"/>
    <meta:generator>LibreOfficeDev/6.0.5.2$Linux_X86_64 LibreOffice_project/</meta:generator>
  </office:meta>
</office:document-meta>
</file>